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703" officeooo:paragraph-rsid="000e4b8a"/>
    </style:style>
    <style:style style:name="P2" style:family="paragraph" style:parent-style-name="Standard">
      <style:text-properties officeooo:rsid="000f078a" officeooo:paragraph-rsid="000f078a"/>
    </style:style>
    <style:style style:name="P3" style:family="paragraph" style:parent-style-name="Standard">
      <style:text-properties officeooo:rsid="0013fc33" officeooo:paragraph-rsid="0013fc33"/>
    </style:style>
    <style:style style:name="P4" style:family="paragraph" style:parent-style-name="Standard">
      <style:paragraph-properties style:line-height-at-least="0.503cm"/>
      <style:text-properties officeooo:rsid="0013fc33"/>
    </style:style>
    <style:style style:name="P5" style:family="paragraph" style:parent-style-name="Standard">
      <style:text-properties officeooo:rsid="00152ae8" officeooo:paragraph-rsid="00152ae8"/>
    </style:style>
    <style:style style:name="P6" style:family="paragraph" style:parent-style-name="Standard">
      <style:text-properties officeooo:rsid="00152ae8" officeooo:paragraph-rsid="00152ae8"/>
    </style:style>
    <style:style style:name="P7" style:family="paragraph" style:parent-style-name="Standard">
      <style:text-properties officeooo:rsid="00185bf7" officeooo:paragraph-rsid="00185bf7"/>
    </style:style>
    <style:style style:name="P8" style:family="paragraph" style:parent-style-name="Standard">
      <style:text-properties officeooo:rsid="001b44c2" officeooo:paragraph-rsid="001b44c2"/>
    </style:style>
    <style:style style:name="T1" style:family="text">
      <style:text-properties officeooo:rsid="000c5348"/>
    </style:style>
    <style:style style:name="T2" style:family="text">
      <style:text-properties officeooo:rsid="0010cfd3"/>
    </style:style>
    <style:style style:name="T3" style:family="text">
      <style:text-properties officeooo:rsid="00121119"/>
    </style:style>
    <style:style style:name="T4" style:family="text">
      <style:text-properties officeooo:rsid="00152ae8"/>
    </style:style>
    <style:style style:name="T5" style:family="text">
      <style:text-properties officeooo:rsid="001b44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er create-project laravel/laravel example-app <text:s/><text:span text:style-name="T1">per installare il progetto laravel cambiare example app per mettere il nome</text:span></text:p>
      <text:p text:style-name="Standard"/>
      <text:p text:style-name="Standard"/>
      <text:p text:style-name="P2">o laravel new nome_app</text:p>
      <text:p text:style-name="P2"/>
      <text:p text:style-name="P2">export PATH="~/.config/composer/vendor/bin:$PATH" <text:span text:style-name="T2">importare laravel</text:span></text:p>
      <text:p text:style-name="P2"/>
      <text:p text:style-name="P2">composer global require laravel/installer</text:p>
      <text:p text:style-name="Standard"/>
      <text:p text:style-name="Standard"/>
      <text:p text:style-name="P1">cartelle utili</text:p>
      <text:p text:style-name="P1">App</text:p>
      <text:p text:style-name="P1">database</text:p>
      <text:p text:style-name="P1">Routes </text:p>
      <text:p text:style-name="P1">resources</text:p>
      <text:p text:style-name="P1"/>
      <text:p text:style-name="P1">/home/simone002/.config/composer</text:p>
      <text:p text:style-name="P1"/>
      <text:p text:style-name="P1">alias artisan='php ./artisan' <text:span text:style-name="T3">per creare un alias </text:span></text:p>
      <text:p text:style-name="P1"/>
      <text:p text:style-name="P1"/>
      <text:p text:style-name="P3">env per cambiare database collegamento</text:p>
      <text:p text:style-name="P3">-------------------------------------------------------------------------</text:p>
      <text:p text:style-name="P3"/>
      <text:p text:style-name="P3">php artisan make:model Libro <text:s text:c="3"/>/ <text:span text:style-name="T4">per creare un model</text:span></text:p>
      <text:p text:style-name="P3"/>
      <text:p text:style-name="P3">php artisan migrate <text:s text:c="4"/>/ <text:span text:style-name="T4">per applicare le migrazioni</text:span></text:p>
      <text:p text:style-name="P3"/>
      <text:p text:style-name="P3">php artisan make:controller LibroController <text:s text:c="5"/>/ <text:span text:style-name="T4">per creare il controller</text:span></text:p>
      <text:p text:style-name="P3"/>
      <text:p text:style-name="P3"/>
      <text:p text:style-name="P5">View:</text:p>
      <text:p text:style-name="P5"/>
      <text:p text:style-name="Standard">&lt;?php</text:p>
      <text:p text:style-name="Standard"/>
      <text:p text:style-name="Standard">namespace App\Models;</text:p>
      <text:p text:style-name="Standard"/>
      <text:p text:style-name="Standard">use Illuminate\Database\Eloquent\Factories\HasFactory;</text:p>
      <text:p text:style-name="Standard">use Illuminate\Database\Eloquent\Model;</text:p>
      <text:p text:style-name="Standard"/>
      <text:p text:style-name="Standard">class Libro extends Model</text:p>
      <text:p text:style-name="Standard">{</text:p>
      <text:p text:style-name="Standard">use HasFactory;</text:p>
      <text:p text:style-name="Standard"/>
      <text:p text:style-name="Standard">protected $table = 'books';</text:p>
      <text:p text:style-name="Standard"/>
      <text:p text:style-name="Standard">protected $fillable = ['isbn', 'titolo', 'autore', 'prezzo'];</text:p>
      <text:p text:style-name="Standard">}</text:p>
      <text:p text:style-name="P4"/>
      <text:p text:style-name="P3">-------------</text:p>
      <text:p text:style-name="P3"/>
      <text:p text:style-name="P5"><text:soft-page-break/>Controller:</text:p>
      <text:p text:style-name="P5"/>
      <text:p text:style-name="Standard">&lt;?php</text:p>
      <text:p text:style-name="Standard"/>
      <text:p text:style-name="Standard">namespace App\Http\Controllers;</text:p>
      <text:p text:style-name="Standard"/>
      <text:p text:style-name="Standard">use Illuminate\Http\Request;</text:p>
      <text:p text:style-name="Standard">use App\Models\Libro;</text:p>
      <text:p text:style-name="Standard"/>
      <text:p text:style-name="Standard">class LibroController extends Controller</text:p>
      <text:p text:style-name="Standard">{</text:p>
      <text:p text:style-name="Standard">public function mostraTabella()</text:p>
      <text:p text:style-name="Standard">{</text:p>
      <text:p text:style-name="Standard">$libri = Libro::all();</text:p>
      <text:p text:style-name="Standard">return view('tabellaBooks', compact('libri'));</text:p>
      <text:p text:style-name="Standard">}</text:p>
      <text:p text:style-name="Standard"/>
      <text:p text:style-name="Standard">public function inserisciLibro(Request $request)</text:p>
      <text:p text:style-name="Standard">{</text:p>
      <text:p text:style-name="Standard">$libro = new Libro([</text:p>
      <text:p text:style-name="Standard">'isbn' =&gt; $request-&gt;input('isbn'),</text:p>
      <text:p text:style-name="Standard">'titolo' =&gt; $request-&gt;input('titolo'),</text:p>
      <text:p text:style-name="Standard">'autore' =&gt; $request-&gt;input('autore'),</text:p>
      <text:p text:style-name="Standard">'prezzo' =&gt; $request-&gt;input('prezzo')</text:p>
      <text:p text:style-name="Standard">]);</text:p>
      <text:p text:style-name="Standard"/>
      <text:p text:style-name="Standard">$libro-&gt;save();</text:p>
      <text:p text:style-name="Standard"/>
      <text:p text:style-name="Standard">return redirect('/tabellaBooks')-&gt;with('success', 'Libro inserito con successo!');</text:p>
      <text:p text:style-name="Standard">}</text:p>
      <text:p text:style-name="Standard"/>
      <text:p text:style-name="Standard">// Altri metodi possono essere aggiunti in base alle tue esigenze</text:p>
      <text:p text:style-name="Standard">}</text:p>
      <text:p text:style-name="P5"/>
      <text:p text:style-name="P3">------------------</text:p>
      <text:p text:style-name="P3"/>
      <text:p text:style-name="P5">view</text:p>
      <text:p text:style-name="P5"/>
      <text:p text:style-name="Standard">&lt;!-- resources/views/tabellaBooks.blade.php --&gt;</text:p>
      <text:p text:style-name="Standard"/>
      <text:p text:style-name="Standard">@foreach($libri as $libro)</text:p>
      <text:p text:style-name="Standard">&lt;p&gt;ID: {{ $libro-&gt;id }}&lt;/p&gt;</text:p>
      <text:p text:style-name="Standard">&lt;p&gt;ISBN: &lt;a href='aggiornaRecord/{{ $libro-&gt;id }}'&gt;{{ $libro-&gt;isbn }}&lt;/a&gt;&lt;/p&gt;</text:p>
      <text:p text:style-name="Standard">&lt;p&gt;Titolo: {{ $libro-&gt;titolo }}&lt;/p&gt;</text:p>
      <text:p text:style-name="Standard">&lt;p&gt;Autore: {{ $libro-&gt;autore }}&lt;/p&gt;</text:p>
      <text:p text:style-name="Standard">&lt;p&gt;Prezzo: {{ $libro-&gt;prezzo }}&lt;/p&gt;</text:p>
      <text:p text:style-name="Standard"/>
      <text:p text:style-name="Standard">&lt;!-- Aggiungi il link per l'eliminazione --&gt;</text:p>
      <text:p text:style-name="Standard">&lt;p&gt;&lt;a href='eliminaRecord/{{ $libro-&gt;id }}'&gt;Elimina&lt;/a&gt;&lt;/p&gt;</text:p>
      <text:p text:style-name="Standard">&lt;p&gt;-------------------------&lt;/p&gt;</text:p>
      <text:p text:style-name="Standard">@endforeach</text:p>
      <text:p text:style-name="P5"/>
      <text:p text:style-name="P5"><text:soft-page-break/></text:p>
      <text:p text:style-name="P7">@yield<text:span text:style-name="T5">(‘contenuto’)</text:span></text:p>
      <text:p text:style-name="P7"/>
      <text:p text:style-name="P7">@extends(‘nomeview’) <text:s/>per estendere una view</text:p>
      <text:p text:style-name="P7"/>
      <text:p text:style-name="P7">@section(‘contenuto’)</text:p>
      <text:p text:style-name="P7"/>
      <text:p text:style-name="P7">@endsection</text:p>
      <text:p text:style-name="P7"/>
      <text:p text:style-name="P8">tecnica riflessiva </text:p>
      <text:p text:style-name="P8"/>
      <text:p text:style-name="P8">prende una stringa che contiene un nome della variabile e la si da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09:35.958064409</meta:creation-date>
    <dc:date>2024-01-10T16:58:18.210248526</dc:date>
    <meta:editing-duration>PT2H56M5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238" meta:character-count="2191" meta:non-whitespace-character-count="2011"/>
  </office:meta>
</office:document-meta>
</file>